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Share of renewable energy in gross final energy consumption</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nrg_ind_335a</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Anteil erneuerbarer Energien am Energieverbrauch</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7" calcext:value-type="float">
            <text:p>7</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misst den Anteil erneuerbarer Energien anhand des kompletten Energieverbrauchs eines Landes.</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Indicator measures the share of renewable energy sources in the total energy consumption of a country.</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ist ein offizieller Indikator für nachhaltige Entwicklung der EU. Er misst den Anteil des nationalen Energieverbrauchs, der aus erneuerbaren Energien gedeckt wird. Der Indikator beinhaltet den Energieverbrauch für Stromerzeugung, für Transport sowie für Heizen und Kühlen. Dieser Indikator ist Teil der deutschen Nachhaltigkeitsstrategie (Okt 2015).</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indicator set for the German sustainability strategy (Oct 2015).</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49.9,37.4,24.9,12.4</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UB</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Der Anteil erneuerbarer Energien ist einer von der EU festgelegten Indikatoren für nachhaltige Entwicklung. Im Rahmen der Europe 2020 Strategie der Europäischen Union wurde beschlossen, dass die EU bis 2020 mindestens 20% ihres Energiebedarfs aus erneuerbaren Energien decken soll. Auf nationaler Ebene haben die EU Mitgliedsländer eigene Zielwerte von bis zu 49% (Schweden) festgelegt. In der deutschen Nachhaltigkeitsstrategie wird für 2050 die Zielmarke von 60% angegeben, für 2020 jedoch nur die Zielmarke von 18%.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00" calcext:value-type="float">
            <text:p>1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22" calcext:value-type="date">
            <text:p>10/22/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pcd</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pean Environment Agency</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SDSN</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32.6" calcext:value-type="float">
            <text:p>32.6</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7.9" calcext:value-type="float">
            <text:p>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9" calcext:value-type="float">
            <text:p>19</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8.1" calcext:value-type="float">
            <text:p>8.1</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2.4" calcext:value-type="float">
            <text:p>12.4</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27.2" calcext:value-type="float">
            <text:p>27.2</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25.6" calcext:value-type="float">
            <text:p>25.6</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36.8" calcext:value-type="float">
            <text:p>36.8</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14.2" calcext:value-type="float">
            <text:p>14.2</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12.4" calcext:value-type="float">
            <text:p>12.4</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9.8" calcext:value-type="float">
            <text:p>9.8</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7.8" calcext:value-type="float">
            <text:p>7.8</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6.7" calcext:value-type="float">
            <text:p>16.7</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37.1" calcext:value-type="float">
            <text:p>37.1</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23" calcext:value-type="float">
            <text:p>23</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3.8" calcext:value-type="float">
            <text:p>3.8</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4.5" calcext:value-type="float">
            <text:p>4.5</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65.5" calcext:value-type="float">
            <text:p>65.5</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1.3" calcext:value-type="float">
            <text:p>11.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25.7" calcext:value-type="float">
            <text:p>25.7</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23.9" calcext:value-type="float">
            <text:p>23.9</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9.8" calcext:value-type="float">
            <text:p>9.8</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21.5" calcext:value-type="float">
            <text:p>21.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52.1" calcext:value-type="float">
            <text:p>52.1</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5.1" calcext:value-type="float">
            <text:p>5.1</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